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nl" fo:country="NL" officeooo:paragraph-rsid="000553b8"/>
    </style:style>
    <style:style style:name="P2" style:family="paragraph" style:parent-style-name="Standard">
      <style:text-properties fo:language="nl" fo:country="NL" officeooo:rsid="0009ce1b" officeooo:paragraph-rsid="0009ce1b"/>
    </style:style>
    <style:style style:name="P3" style:family="paragraph" style:parent-style-name="Standard">
      <style:paragraph-properties fo:text-align="center" style:justify-single-word="false"/>
      <style:text-properties fo:language="nl" fo:country="NL" officeooo:rsid="0009ce1b" officeooo:paragraph-rsid="0009ce1b"/>
    </style:style>
    <style:style style:name="P4" style:family="paragraph" style:parent-style-name="Standard">
      <style:paragraph-properties fo:text-align="start" style:justify-single-word="false"/>
      <style:text-properties fo:language="nl" fo:country="NL" officeooo:rsid="0009ce1b" officeooo:paragraph-rsid="0009ce1b"/>
    </style:style>
    <style:style style:name="P5" style:family="paragraph" style:parent-style-name="Standard">
      <style:text-properties fo:language="nl" fo:country="NL" officeooo:paragraph-rsid="0007da57"/>
    </style:style>
    <style:style style:name="P6" style:family="paragraph" style:parent-style-name="Standard">
      <style:paragraph-properties fo:text-align="start" style:justify-single-word="false"/>
      <style:text-properties fo:language="nl" fo:country="NL" officeooo:paragraph-rsid="000a1fda"/>
    </style:style>
    <style:style style:name="P7" style:family="paragraph" style:parent-style-name="Standard">
      <style:text-properties fo:language="nl" fo:country="NL" officeooo:paragraph-rsid="000ac8bb"/>
    </style:style>
    <style:style style:name="P8" style:family="paragraph" style:parent-style-name="Standard">
      <style:text-properties fo:language="nl" fo:country="NL" officeooo:paragraph-rsid="000b3802"/>
    </style:style>
    <style:style style:name="P9" style:family="paragraph" style:parent-style-name="Standard">
      <style:paragraph-properties fo:text-align="start" style:justify-single-word="false"/>
      <style:text-properties fo:language="nl" fo:country="NL" officeooo:paragraph-rsid="000abfaa"/>
    </style:style>
    <style:style style:name="P10" style:family="paragraph" style:parent-style-name="Standard">
      <style:paragraph-properties fo:text-align="end" style:justify-single-word="false"/>
      <style:text-properties fo:language="nl" fo:country="NL" officeooo:rsid="000c7857" officeooo:paragraph-rsid="000c7857"/>
    </style:style>
    <style:style style:name="P11" style:family="paragraph" style:parent-style-name="Standard">
      <style:text-properties fo:language="nl" fo:country="NL" officeooo:paragraph-rsid="0007da57"/>
    </style:style>
    <style:style style:name="P12" style:family="paragraph" style:parent-style-name="Standard">
      <style:text-properties officeooo:paragraph-rsid="0009ce1b"/>
    </style:style>
    <style:style style:name="P13" style:family="paragraph" style:parent-style-name="Standard">
      <style:paragraph-properties fo:text-align="start" style:justify-single-word="false"/>
      <style:text-properties officeooo:paragraph-rsid="0009ce1b"/>
    </style:style>
    <style:style style:name="P14" style:family="paragraph" style:parent-style-name="Standard">
      <style:paragraph-properties fo:text-align="start" style:justify-single-word="false"/>
      <style:text-properties officeooo:paragraph-rsid="000a1fda"/>
    </style:style>
    <style:style style:name="T1" style:family="text">
      <style:text-properties officeooo:rsid="000553b8"/>
    </style:style>
    <style:style style:name="T2" style:family="text">
      <style:text-properties fo:language="nl" fo:country="NL" officeooo:rsid="0009ce1b"/>
    </style:style>
    <style:style style:name="T3" style:family="text">
      <style:text-properties fo:language="nl" fo:country="NL" officeooo:rsid="000a1fda"/>
    </style:style>
    <style:style style:name="T4" style:family="text">
      <style:text-properties fo:language="nl" fo:country="NL" officeooo:rsid="000ac8bb"/>
    </style:style>
    <style:style style:name="T5" style:family="text">
      <style:text-properties fo:language="nl" fo:country="NL" fo:font-style="italic" officeooo:rsid="000a1fda" style:font-style-asian="italic" style:font-style-complex="italic"/>
    </style:style>
    <style:style style:name="T6" style:family="text">
      <style:text-properties fo:language="nl" fo:country="NL" officeooo:rsid="000abfaa"/>
    </style:style>
    <style:style style:name="T7" style:family="text">
      <style:text-properties fo:language="nl" fo:country="NL" officeooo:rsid="000663a0"/>
    </style:style>
    <style:style style:name="T8" style:family="text">
      <style:text-properties fo:language="nl" fo:country="NL" officeooo:rsid="000e06b7"/>
    </style:style>
    <style:style style:name="T9" style:family="text">
      <style:text-properties fo:language="nl" fo:country="NL" officeooo:rsid="0007da57"/>
    </style:style>
    <style:style style:name="T10" style:family="text">
      <style:text-properties fo:language="nl" fo:country="NL" officeooo:rsid="000ed268"/>
    </style:style>
    <style:style style:name="T11" style:family="text">
      <style:text-properties fo:language="nl" fo:country="NL" officeooo:rsid="000f303d"/>
    </style:style>
    <style:style style:name="T12" style:family="text">
      <style:text-properties fo:language="nl" fo:country="NL" officeooo:rsid="000b6aef"/>
    </style:style>
    <style:style style:name="T13" style:family="text">
      <style:text-properties fo:language="nl" fo:country="NL" officeooo:rsid="00103298"/>
    </style:style>
    <style:style style:name="T14" style:family="text">
      <style:text-properties fo:language="nl" fo:country="NL" officeooo:rsid="0012ccd7"/>
    </style:style>
    <style:style style:name="T15" style:family="text">
      <style:text-properties officeooo:rsid="000663a0"/>
    </style:style>
    <style:style style:name="T16" style:family="text">
      <style:text-properties officeooo:rsid="0007da57"/>
    </style:style>
    <style:style style:name="T17" style:family="text">
      <style:text-properties officeooo:rsid="0009ce1b"/>
    </style:style>
    <style:style style:name="T18" style:family="text">
      <style:text-properties officeooo:rsid="000a1fda"/>
    </style:style>
    <style:style style:name="T19" style:family="text">
      <style:text-properties officeooo:rsid="000abfaa"/>
    </style:style>
    <style:style style:name="T20" style:family="text">
      <style:text-properties officeooo:rsid="000ac8bb"/>
    </style:style>
    <style:style style:name="T21" style:family="text">
      <style:text-properties officeooo:rsid="000b3802"/>
    </style:style>
    <style:style style:name="T22" style:family="text">
      <style:text-properties officeooo:rsid="000b6aef"/>
    </style:style>
    <style:style style:name="T23" style:family="text">
      <style:text-properties fo:font-style="italic" officeooo:rsid="000a1fda" style:font-style-asian="italic" style:font-style-complex="italic"/>
    </style:style>
    <style:style style:name="T24" style:family="text">
      <style:text-properties officeooo:rsid="000e06b7"/>
    </style:style>
    <style:style style:name="T25" style:family="text">
      <style:text-properties officeooo:rsid="000ed268"/>
    </style:style>
    <style:style style:name="T26" style:family="text">
      <style:text-properties officeooo:rsid="000f303d"/>
    </style:style>
    <style:style style:name="T27" style:family="text">
      <style:text-properties officeooo:rsid="00103298"/>
    </style:style>
    <style:style style:name="T28" style:family="text">
      <style:text-properties officeooo:rsid="0012cc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O</text:span>ver geslacht</text:p>
      <text:p text:style-name="P1"/>
      <text:p text:style-name="P1"><text:span text:style-name="T1">Momenteel is er veel discussie gaande over geslacht en identiteit. De problematieken rondom deze begrippen zijn </text:span><text:span text:style-name="T15">voor</text:span><text:span text:style-name="T1"> mij lastig te bevatten. </text:span><text:span text:style-name="T15">Het geslacht</text:span><text:span text:style-name="T1"> betekend voor mij </text:span><text:span text:style-name="T15">een methodiek van</text:span><text:span text:style-name="T1"> voortzetting van de complex dat is de mens. De twee splitsing van het één </text:span><text:span text:style-name="T15">in dit geslacht</text:span><text:span text:style-name="T1"> interpreteer ik als een benodigd formule om complexiteit voort te zetten. Waarbij zowel het behoud van het grote geheel </text:span><text:span text:style-name="T15">in abstracto</text:span><text:span text:style-name="T1"> en </text:span><text:span text:style-name="T15">nuance</text:span><text:span text:style-name="T1"> verschillen </text:span><text:span text:style-name="T15">in concreto</text:span><text:span text:style-name="T1"> mogelijk zijn, zonder </text:span><text:span text:style-name="T15">het</text:span><text:span text:style-name="T1"> compleet verloren gaan van het geheel als concept. Zo zie je alleen </text:span><text:span text:style-name="T15">geslachten</text:span><text:span text:style-name="T1"> bestaand uit één </text:span><text:span text:style-name="T15">sekse</text:span><text:span text:style-name="T1"> in minder complexe </text:span><text:span text:style-name="T15">levensvormen</text:span><text:span text:style-name="T1">. </text:span><text:span text:style-name="T15">Denk hierbij bij voorbeeld aan micro organismen of slakken die hun sekse aan de pas kunnen wijzigen. Daarbij komend zie ik een mooie harmonieuze twee splitsing in levensverloop tussen de twee sekse. Waarbij zowel verschil zit in kracht als zwaktes. Waarbij één sekse de kracht heeft tot het voortzetten van het geslacht als geheel, heeft de ander de kracht tot creatie van de levenswereld waarin deze zich voortzet.</text:span></text:p>
      <text:p text:style-name="P1"/>
      <text:p text:style-name="P5"><text:span text:style-name="T15">De kracht van de vrouw hierin is minder direct, mijn inziens, dan </text:span><text:span text:style-name="T24">die</text:span><text:span text:style-name="T15"> van de man. Echter zoals </text:span><text:span text:style-name="T16">veel is te zien</text:span><text:span text:style-name="T15"> in uiteenlopende voorbeelden, is het geen wat zich op langer termijn verwezenlijkt vaker van </text:span><text:span text:style-name="T16">groter</text:span><text:span text:style-name="T15"> invloed, </text:span><text:span text:style-name="T16">dan het geen wat zich op korter termijn verwezenlijkt. Zo heeft de vrouw de kracht tot keuze welke genen en ideologen zij voort zet middels het geven, of onthouden, van kwaliteit nageslacht. Dit kan zij beïnvloeden door voor haarzelf te zorgen en in harmonie te leven in de wereld. Zo geeft zij het nageslacht een kans om zich te ontwikkelen met alle grondstoffen die haar lichaam bezit. Echter, indien zij er voor kiest de man te onthouden in nageslacht, is dit niet altijd mogelijk in de conceptie ervan als je kijkt naar de geschiedenis van de mens. Echter wat hierbij vergeten wordt is dat zij wel degelijk enorme invloed uitoefent op de toekomst van het nageslacht, en dus op de voortzett</text:span><text:span text:style-name="T20">ing</text:span><text:span text:style-name="T16"> van de genen en ideologen van de man. Als zij zich na conceptie niet kan of wilt verzorgen wegens haat richting de man, zullen niet alle grondstoffen die in haar zitten benut worden in het tot stand komen van het nageslacht. Dit zal </text:span><text:span text:style-name="T20">de</text:span><text:span text:style-name="T16"> groei en mogelijkheden tot de wereld beperken. En zo de man hinderen in de voortzetting van zichzelf. Zet deze methode een paar generaties voort, en een man zijn familie en nageslacht kan van krachtigst tot zwakste ontwikkelen. Zo kan de vrouw de man stoppen in het voortzetten van ongewenst gedrag. Dit is dus indirect, en mogelijk zelfs zelf opofferend voor de vrouw als individu, voor de winst van het geslacht als geheel. Deze opoffering kan zelfs zover gaan van het ontnemen van het kind als direct gevolg van zelf mutilatie, of zelfs haar eigen leven. Dit is de scheppende kracht van de vrouw. </text:span><text:span text:style-name="T20">Die als haar zorg uit over de soort als geheel.</text:span></text:p>
      <text:p text:style-name="P5"/>
      <text:p text:style-name="P5"><text:span text:style-name="T20">Het</text:span><text:span text:style-name="T16"> lichaam van een vrouw vraagt enorm veel van haar om de voortzetting van het geslacht te uiten. Van een man daarin tegen wordt vrij weinig gevraagd, al zal de drift om dit te doen voor de nodige afleiding zorgen. Verder vraagt het lichaam van hem weinig en heeft de man deze grondstoffen tot zijn beschikking om een levenswereld te verwezenlijken waarin het geslacht als geheel zich kan voortzetten. De man heeft dus een veel directere wijze van uiting van deze grondstoffen, zoals het verzamelen van voedsel, beschutting en veiligheid. Zo schept de man dus de wereld waarin wij leven, en schept de vrouw het leven in de wereld.</text:span></text:p>
      <text:p text:style-name="P5"/>
      <text:p text:style-name="P5"><text:span text:style-name="T16">In mijn oren klinkt dit als een heuse volmaakte harmonie waarbij de beide te samen het bestaan kunnen voortzetten met expertise </text:span><text:span text:style-name="T21">en zorg</text:span><text:span text:style-name="T16"> op beide </text:span><text:span text:style-name="T21">dimensies</text:span><text:span text:style-name="T16">. Waarbij ook gewaarborgd wordt dat de één de ander controleert op gewenst gedrag. Echter wil ik erop wijze dat mannen en vrouwen niet alleen verschillen in waar hun kracht ligt, maar ook waarop deze zich verwezenlijkt om de ander te controleren. Als het gedrag van de man de vrouw te veel schaad in abstracto, zal door de kracht van de vrouw de genen en ideologen die de levenswereld behouden komen te eindigen. Dit gebeurd op langer termijn en op indirecte wijze </text:span><text:span text:style-name="T17">middels onthouding of afnemende kwaliteit van nageslacht</text:span><text:span text:style-name="T16">. Echter als de vrouw de man te veel schaad in abstracto, heeft de man de grondstoffen om hier direct op te acteren. Dit zal zich </text:span><text:span text:style-name="T17">uiten in de onthouding van conceptie bij die vrouwen, en ontzegging van de levenswereld voor die vrouwen.</text:span></text:p>
      <text:p text:style-name="P5"><text:soft-page-break/></text:p>
      <text:p text:style-name="P7"><text:span text:style-name="T20">Nu hoor ik vaak verhalen die de andere sekse in een negatief licht zetten. Kijkend vanuit de wereld van een man, zou je kunnen stellen dat een vrouw niets meer is dan een benodigde om de man voort te zetten, waarbij de man alle andere verantwoordelijkheden op zich neemt om het bestaan in stand te houden. </text:span><text:span text:style-name="T21">Hierin staat de levenswereld centraal</text:span><text:span text:style-name="T20">. De vrouw doet dan dus vrij weinig, en zou je zelf</text:span><text:span text:style-name="T21">s</text:span><text:span text:style-name="T20"> kunnen zien als secundair of ‘een kind dat niet opgroeit tot man’. Echter vind ik deze instelling erg kortzichtig. Want kijkend vanuit de </text:span><text:span text:style-name="T21">wereld van een</text:span><text:span text:style-name="T20"> vrouw zou je kunnen stellen dat de vrouw de verantwoordelijkheid op zich neemt tot gezond voortzetting van het geslacht en de kinderen die nooit opgroeien zijn de man die zij onder controle probeert te houden zodat de man de wereld </text:span><text:span text:style-name="T21">niet</text:span><text:span text:style-name="T20"> uit harmonie haalt, of zelfs verwoest. </text:span><text:span text:style-name="T21">Hierbij staat het geslacht centraal.</text:span></text:p>
      <text:p text:style-name="P7"/>
      <text:p text:style-name="P8"><text:span text:style-name="T21">In oude boeken lees ik </text:span><text:span text:style-name="T22">vaker</text:span><text:span text:style-name="T21"> over de zojuist beschreven stelling vanuit de wereld van een man, dan die van een vrouw. Dit vind ik logisch, gezien de man de levenswereld schept, en boeken een onderdeel zijn van die wereld. Een vrouw was intussen bezig de man vanuit haar wereld te controleren, een wereld dat zich voort zet via volledig andere artefact</text:span><text:span text:style-name="T22">en</text:span><text:span text:style-name="T21"> dan die van een man. En dus niet via dezelfde maat staaf gemeten moeten worden om hun invloed, aanwezigheid </text:span><text:span text:style-name="T22">en waarde</text:span><text:span text:style-name="T21"> te bepalen.</text:span></text:p>
      <text:p text:style-name="P5"/>
      <text:p text:style-name="P12"><text:span text:style-name="T2">Dit alles is slechts de negatieve </text:span><text:span text:style-name="T10">inkijk</text:span><text:span text:style-name="T2"> van het controleren van de ander, want als het goed gaat en harmonie heerst, dan is het nageslacht mooi en oprecht, en is de wereld vreugdevol zonder einde.</text:span></text:p>
      <text:p text:style-name="P2"/>
      <text:p text:style-name="P3">Over identiteit</text:p>
      <text:p text:style-name="P13"><text:span text:style-name="T2">Voornaamst wat mij moeilijk afgaat is hoe het probleem tot identiteit thuis past in het voorgaand geschept </text:span><text:span text:style-name="T11">beeld</text:span><text:span text:style-name="T2">. Het voorgaande is uiteraard een beschrijving als ik de norm neem waarmee wij ons hebben voortbestaan door de geschiedenis. Uitzonderingen dus daargelaten. Als ik mij goed inlees over de discussie rondom identiteit, even vooral gericht op identiteit met betrekking tot het geslacht, zie ik met de geschiedenis in acht genomen dat er tot recent weinig woorden waren om geaardheid en geslacht uit te drukken. Nu was heteroseksualiteit en homoseksualiteit over de eeuwen heen, met de uitzonderlijke verkleedpartij daargelaten, een bekent fenomeen. Echter zijn termen zoals biseksueel en panseksueel termen die in de laatste jaren van ons bestaan </text:span><text:span text:style-name="T12">in</text:span><text:span text:style-name="T2"> stand zijn geroepen om nieuwe geaardheden te uiten. </text:span><text:span text:style-name="T3">Wat wilt zeggen </text:span><text:span text:style-name="T12">dat </text:span><text:span text:style-name="T3">de aandacht tot dit onderwerp verhoogd is in de afgelopen jaren </text:span><text:span text:style-name="T13">en daardoor</text:span><text:span text:style-name="T3"> nieuwe ontdekking</text:span><text:span text:style-name="T12">en</text:span><text:span text:style-name="T3"> </text:span><text:span text:style-name="T12">zijn</text:span><text:span text:style-name="T3"> gemaakt in abstracto wat zich gaat vormen in concreto. En dat is nu precies waar mijn zorgen liggen. De realisatie dat biologisch kracht en levensverloop, en personaliteit twee afzonderlijke concepten zijn die in iedere combinatie mogelijk moeten kunnen zijn, is een relatief nieuw begrip dat zich nog vormt. Zo is het bij voorbeeld gezegd</text:span><text:span text:style-name="T3"> dat een man zich vrouwelijk kan gedragen, en een vrouw zich mannelijk kan gedragen. Echter is dit nog op het </text:span><text:span text:style-name="T12">niveau</text:span><text:span text:style-name="T3"> van gedrag. Niet op het niveau van zijn. Het niveau van zijn is voor mij nog moeilijker te plaatsen gezien dit, kijkende naar de geschiedenis, een onbestaand tot uitzonderlijk fenomeen was. Waar het meest directe bewijs voor is dat we er geen woorden voor hadden.</text:span></text:p>
      <text:p text:style-name="P4"/>
      <text:p text:style-name="P14"><text:span text:style-name="T3">Tevens is voor mij een grote zorg in de ontwikkeling van dit fenomeen in combinatie met de verandering in onze taal, dat ik </text:span><text:span text:style-name="T12">als</text:span><text:span text:style-name="T3"> herhaling zie van de toren van Babel. Waarbij woorden zoals geslacht, sekse en voornaam woorden zoals hen en hun een andere betekenis krijgen zonder de uiting van het woord te veranderen. Nu kan je opperen dat dit slechts een kwestie van tijd is voor het wendt. Voel ik hierbij twee dingen. Één is het voorbeeld van hen en hun, die mijn inziens refereren naar een groep mensen. Echter is het voorstel om deze als referentie te gebruiken naar een individu dat zich wilt onthouden van een geslacht. Hierin wordt dus wel gecommuniceerd dat er een referentie is naar mensen, echter gaat verloren de </text:span><text:span text:style-name="T12">informatie</text:span><text:span text:style-name="T3"> om hoeveel dit gaat. Hij en zij </text:span><text:span text:style-name="T13">zijn</text:span><text:span text:style-name="T3"> enkelvoud, hen is meervoud. Buiten het verloren gaan van </text:span><text:span text:style-name="T12">informatie</text:span><text:span text:style-name="T3"> is het andere wat mij zorgen </text:span><text:span text:style-name="T13">schept</text:span><text:span text:style-name="T3"> de urgentie waarmee dit alles tot stand komt. Waarbij in de geschiedenis taal voornamelijk </text:span><text:span text:style-name="T5">onbewust</text:span><text:span text:style-name="T3"> veranderd </text:span><text:span text:style-name="T12">middels</text:span><text:span text:style-name="T3"> nuance </text:span><text:span text:style-name="T12">verschillen</text:span><text:span text:style-name="T3"> in taalgebruik door individuen die onbewust </text:span><text:soft-page-break/><text:span text:style-name="T3">uitspraken, woorden en accenten oppakken van iemand die zij beamen, gebeurd dit nu </text:span><text:span text:style-name="T5">bewust</text:span><text:span text:style-name="T3"> en op grote schaal.</text:span></text:p>
      <text:p text:style-name="P6"/>
      <text:p text:style-name="P14"><text:span text:style-name="T3">Dit alles zijn vrij directe voorbeelden binnen de omvang van het probleem, echter voel ik een veel grotere zorg in mij opkomen. Namelijk de vraag, waarom is dit belangrijk? Ik bedoel hiermee niet te zeggen dat </text:span><text:span text:style-name="T6">wat er gaande is onbelangrijk is, er heerst een collectieve consensus dat dit onderwerp belangrijk is en aandacht verdient, anders was dit niet zo. Echter wat ik hiermee bedoel te vragen is, wat is er werkelijk gaande? Er is een reden dat individuen zich ontfermen over het lijden van een ander, welke vorm dit lijden dan ook vorm </text:span><text:span text:style-name="T12">neemt</text:span><text:span text:style-name="T6">. In dit geval is dit de onvrede tussen taal, gevoel en het lichaam gegeven vanuit het lot. Maar waar ontstaat deze onvrede uit? En is de plek waar momenteel deze onvrede zich uit de juiste plek om een oplossing te </text:span><text:span text:style-name="T14">vinden</text:span><text:span text:style-name="T6">?</text:span></text:p>
      <text:p text:style-name="P6"/>
      <text:p text:style-name="P9"><text:span text:style-name="T19">Het is mijn mening dat als een probleem zich op een bepaalde dimensie zich </text:span><text:span text:style-name="T22">uit</text:span><text:span text:style-name="T19">, dat in abstracto het probleem alleen gevonden kan worden als het bekeken wordt vanuit een andere dimensie.</text:span></text:p>
      <text:p text:style-name="P9"/>
      <text:p text:style-name="P10">Davey van Tilburg</text:p>
      <text:p text:style-name="P10">11 Oktober 202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10-11T23:34:55.842000000</dc:date>
    <meta:editing-duration>PT21M50S</meta:editing-duration>
    <meta:editing-cycles>11</meta:editing-cycles>
    <meta:document-statistic meta:table-count="0" meta:image-count="0" meta:object-count="0" meta:page-count="3" meta:paragraph-count="15" meta:word-count="1654" meta:character-count="9735" meta:non-whitespace-character-count="8096"/>
  </office:meta>
</office:document-meta>
</file>